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1cm" fo:margin-bottom="0cm" style:contextual-spacing="false" fo:text-align="start" style:justify-single-word="false"/>
      <style:text-properties fo:font-size="12pt" style:text-underline-style="none" officeooo:rsid="0011d070" officeooo:paragraph-rsid="0011d070" style:font-size-asian="10.5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top="0.499cm" fo:margin-bottom="0cm" style:contextual-spacing="false" fo:text-align="start" style:justify-single-word="false"/>
      <style:text-properties fo:font-size="12pt" style:text-underline-style="none" officeooo:rsid="00153fa7" officeooo:paragraph-rsid="00153fa7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1d070" officeooo:paragraph-rsid="0011d070" style:font-size-asian="20pt" style:font-size-complex="20pt"/>
    </style:style>
    <style:style style:name="P4" style:family="paragraph" style:parent-style-name="Standard">
      <loext:graphic-properties draw:fill-gradient-name="gradient" draw:fill-hatch-name="hatch"/>
      <style:paragraph-properties fo:margin-top="0.499cm" fo:margin-bottom="0cm" style:contextual-spacing="false" fo:text-align="start" style:justify-single-word="false"/>
      <style:text-properties fo:font-size="14pt" style:text-underline-style="none" officeooo:rsid="00162941" officeooo:paragraph-rsid="00162941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53fa7" officeooo:paragraph-rsid="00153fa7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5a9cc" officeooo:paragraph-rsid="0015a9cc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162941" officeooo:paragraph-rsid="00162941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1789c9" officeooo:paragraph-rsid="001789c9" style:font-size-asian="10.5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789c9" officeooo:paragraph-rsid="001789c9" style:font-size-asian="10.5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197428" officeooo:paragraph-rsid="00197428" style:font-size-asian="10.5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97428" officeooo:paragraph-rsid="00197428" style:font-size-asian="10.5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ad26e" officeooo:paragraph-rsid="001ad26e" style:font-size-asian="10.5pt" style:font-size-complex="12pt"/>
    </style:style>
    <style:style style:name="P13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style:text-underline-style="none" officeooo:rsid="001ad26e" officeooo:paragraph-rsid="001ad26e" style:font-size-asian="10.5pt" style:font-size-complex="12pt"/>
    </style:style>
    <style:style style:name="P14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style:text-underline-style="none" officeooo:rsid="0020149b" officeooo:paragraph-rsid="0020149b" style:font-size-asian="10.5pt" style:font-size-complex="12pt"/>
    </style:style>
    <style:style style:name="P15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style:text-underline-style="none" officeooo:rsid="0020a6d8" officeooo:paragraph-rsid="0020a6d8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officeooo:rsid="001a2621" officeooo:paragraph-rsid="001a2621" style:font-size-asian="10.5pt" style:font-style-asian="normal" style:font-size-complex="12pt" style:font-style-complex="normal"/>
    </style:style>
    <style:style style:name="P17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fo:font-style="normal" style:text-underline-style="none" officeooo:rsid="001a2621" officeooo:paragraph-rsid="001a2621" style:font-size-asian="10.5pt" style:font-style-asian="normal" style:font-size-complex="12pt" style:font-style-complex="normal"/>
    </style:style>
    <style:style style:name="P18" style:family="paragraph" style:parent-style-name="Standard">
      <loext:graphic-properties draw:fill-gradient-name="gradient" draw:fill-hatch-name="hatch"/>
      <style:paragraph-properties fo:margin-top="0.499cm" fo:margin-bottom="0cm" style:contextual-spacing="false" fo:text-align="start" style:justify-single-word="false"/>
      <style:text-properties fo:font-size="12pt" fo:font-style="normal" style:text-underline-style="none" officeooo:rsid="001ad26e" officeooo:paragraph-rsid="001a2621" style:font-size-asian="10.5pt" style:font-style-asian="normal" style:font-size-complex="12pt" style:font-style-complex="normal"/>
    </style:style>
    <style:style style:name="P19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fo:font-style="normal" style:text-underline-style="none" officeooo:rsid="0020a6d8" officeooo:paragraph-rsid="0020a6d8" style:font-size-asian="10.5pt" style:font-style-asian="normal" style:font-size-complex="12pt" style:font-style-complex="normal"/>
    </style:style>
    <style:style style:name="P20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fo:font-style="normal" style:text-underline-style="none" officeooo:rsid="002eae64" officeooo:paragraph-rsid="002eae64" style:font-size-asian="10.5pt" style:font-style-asian="normal" style:font-size-complex="12pt" style:font-style-complex="normal"/>
    </style:style>
    <style:style style:name="P21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fo:font-style="normal" style:text-underline-style="none" officeooo:rsid="002feee7" officeooo:paragraph-rsid="002feee7" style:font-size-asian="10.5pt" style:font-style-asian="normal" style:font-size-complex="12pt" style:font-style-complex="normal"/>
    </style:style>
    <style:style style:name="P22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fo:font-style="normal" style:text-underline-style="none" officeooo:rsid="002feee7" officeooo:paragraph-rsid="0031a161" style:font-size-asian="10.5pt" style:font-style-asian="normal" style:font-size-complex="12pt" style:font-style-complex="normal"/>
    </style:style>
    <style:style style:name="P23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size="12pt" fo:font-style="normal" style:text-underline-style="none" officeooo:rsid="0031a161" officeooo:paragraph-rsid="0031a161" style:font-size-asian="10.5pt" style:font-style-asian="normal" style:font-size-complex="12pt" style:font-style-complex="normal"/>
    </style:style>
    <style:style style:name="P24" style:family="paragraph" style:parent-style-name="Standard">
      <loext:graphic-properties draw:fill-gradient-name="gradient" draw:fill-hatch-name="hatch"/>
      <style:paragraph-properties fo:margin-top="0.499cm" fo:margin-bottom="0cm" style:contextual-spacing="false" fo:text-align="start" style:justify-single-word="false"/>
      <style:text-properties fo:font-size="14pt" fo:font-style="normal" style:text-underline-style="none" officeooo:rsid="001789c9" officeooo:paragraph-rsid="001789c9" style:font-size-asian="14pt" style:font-style-asian="normal" style:font-size-complex="14pt" style:font-style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.499cm" fo:margin-bottom="0cm" style:contextual-spacing="false" fo:text-align="start" style:justify-single-word="false"/>
      <style:text-properties fo:font-size="14pt" fo:font-style="normal" style:text-underline-style="none" officeooo:rsid="001a2621" officeooo:paragraph-rsid="001a2621" style:font-size-asian="14pt" style:font-style-asian="normal" style:font-size-complex="14pt" style:font-style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.499cm" fo:margin-bottom="0cm" style:contextual-spacing="false" fo:text-align="start" style:justify-single-word="false"/>
      <style:text-properties fo:font-size="14pt" fo:font-style="normal" style:text-underline-style="none" officeooo:rsid="001a2621" officeooo:paragraph-rsid="002eae64" style:font-size-asian="14pt" style:font-style-asian="normal" style:font-size-complex="14pt" style:font-style-complex="normal"/>
    </style:style>
    <style:style style:name="T1" style:family="text">
      <style:text-properties officeooo:rsid="0012d227"/>
    </style:style>
    <style:style style:name="T2" style:family="text">
      <style:text-properties officeooo:rsid="0014a88e"/>
    </style:style>
    <style:style style:name="T3" style:family="text">
      <style:text-properties officeooo:rsid="00153fa7"/>
    </style:style>
    <style:style style:name="T4" style:family="text">
      <style:text-properties officeooo:rsid="0015a9cc"/>
    </style:style>
    <style:style style:name="T5" style:family="text">
      <style:text-properties officeooo:rsid="0016294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89c9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789c9" style:font-style-asian="normal" style:font-style-complex="normal"/>
    </style:style>
    <style:style style:name="T10" style:family="text">
      <style:text-properties fo:font-style="normal" officeooo:rsid="001a2621" style:font-style-asian="normal" style:font-style-complex="normal"/>
    </style:style>
    <style:style style:name="T11" style:family="text">
      <style:text-properties fo:font-style="normal" officeooo:rsid="001c9bde" style:font-style-asian="normal" style:font-style-complex="normal"/>
    </style:style>
    <style:style style:name="T12" style:family="text">
      <style:text-properties fo:font-style="normal" officeooo:rsid="001e4165" style:font-style-asian="normal" style:font-style-complex="normal"/>
    </style:style>
    <style:style style:name="T13" style:family="text">
      <style:text-properties fo:font-style="normal" officeooo:rsid="0020149b" style:font-style-asian="normal" style:font-style-complex="normal"/>
    </style:style>
    <style:style style:name="T14" style:family="text">
      <style:text-properties fo:font-style="normal" officeooo:rsid="0020edfb" style:font-style-asian="normal" style:font-style-complex="normal"/>
    </style:style>
    <style:style style:name="T15" style:family="text">
      <style:text-properties fo:font-style="normal" officeooo:rsid="002567b0" style:font-style-asian="normal" style:font-style-complex="normal"/>
    </style:style>
    <style:style style:name="T16" style:family="text">
      <style:text-properties fo:font-style="normal" officeooo:rsid="00298bdb" style:font-style-asian="normal" style:font-style-complex="normal"/>
    </style:style>
    <style:style style:name="T17" style:family="text">
      <style:text-properties fo:font-style="normal" officeooo:rsid="002d3caa" style:font-style-asian="normal" style:font-style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officeooo:rsid="002eae64"/>
    </style:style>
    <style:style style:name="T20" style:family="text">
      <style:text-properties officeooo:rsid="002f0402"/>
    </style:style>
    <style:style style:name="T21" style:family="text">
      <style:text-properties officeooo:rsid="0031a16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likacja <text:span text:style-name="T2">elektronicznej biblioteki </text:span>do czytania publikacji lub książek naukowych</text:p>
      <text:p text:style-name="P1">Dzięki aplikacji klient może mieć <text:span text:style-name="T3">szybki </text:span>dostęp do wielu publikacji naukowych w jednym miejscu. <text:span text:style-name="T1">Użytkownik </text:span><text:span text:style-name="T3">jest w stanie czytać wybrane książki, posiadając opcję uprzedniego filtrowania wyników po wybranych wartościach (np. autor, kategoria, język). Przed założeniem konta istnieje opcja przeglądania publikacji spośród puli uprzednio wybranych.</text:span></text:p>
      <text:p text:style-name="P2"><text:span text:style-name="T18">Użytkownicy</text:span>:</text:p>
      <text:list text:style-name="L1">
        <text:list-item>
          <text:p text:style-name="P5"><text:span text:style-name="T5">A</text:span>dministrator – <text:span text:style-name="T5">g</text:span>łówny zarządca całej aplikacji, który może wykonywać wszystkie zapytania dla stworzonej bazy danych. Aplikacja implementuje najczęstsze zapytania potrzebne dla tej roli; pozostałe należy wykonywać bezpośrednio z bazy danych</text:p>
        </text:list-item>
        <text:list-item>
          <text:p text:style-name="P5"><text:span text:style-name="T5">P</text:span>racownik – osoba odpowiadająca za aktualizacje danych znajdujących się w tabelach (<text:span text:style-name="T4">między innymi dodaje nowe publikacje, aktualizuje informacje o użytkownikach i autorach, usuwa stare książki</text:span>), <text:span text:style-name="T4">nie posiada natomiast uprawnień do zmiany samych tabel bazy.</text:span></text:p>
        </text:list-item>
        <text:list-item>
          <text:p text:style-name="P6"><text:span text:style-name="T5">Z</text:span>alogowany użytkownik – po założeniu konta i zalogowaniu się, klient może stawiać zapytania dotyczące publikacji i danych z nimi związanymi, po czym może czytać zawartość wybranych książek.</text:p>
        </text:list-item>
        <text:list-item>
          <text:p text:style-name="P6"><text:span text:style-name="T5">N</text:span>iezalogowany użytkownik – osoba bez konta jest w stanie przetestować działanie aplikacji, wybierając publikacje z wcześniej przygotowanego widoku.</text:p>
        </text:list-item>
      </text:list>
      <text:p text:style-name="P4">Encje:</text:p>
      <text:list text:style-name="L2">
        <text:list-item>
          <text:p text:style-name="P7">Publikacja – książka lub artykuł naukowy możliwy do przeczytania. Każdy taki obiekt jest napisany przez <text:span text:style-name="T6">autora</text:span>, posiada własną <text:span text:style-name="T6">kategorię</text:span><text:span text:style-name="T8">, jest napisan</text:span><text:span text:style-name="T9">y</text:span><text:span text:style-name="T8"> w konkretnym </text:span><text:span text:style-name="T6">języku</text:span><text:span text:style-name="T8"> oraz został dodany przez konkretnego </text:span><text:span text:style-name="T7">pracownika</text:span><text:span text:style-name="T8">.</text:span></text:p>
        </text:list-item>
        <text:list-item>
          <text:p text:style-name="P7"><text:span text:style-name="T8">Autor – reprezentuje osobę </text:span><text:span text:style-name="T9">której autorstwo można przypisać do danej </text:span><text:span text:style-name="T7">publikacji</text:span><text:span text:style-name="T9">.</text:span></text:p>
        </text:list-item>
        <text:list-item>
          <text:p text:style-name="P8"><text:span text:style-name="T8">Kategoria – rodzaj definiujący treść konkretnej </text:span><text:span text:style-name="T6">publikacji</text:span><text:span text:style-name="T8">.</text:span></text:p>
        </text:list-item>
        <text:list-item>
          <text:p text:style-name="P10"><text:span text:style-name="T8">Język – język w którym napisana została dana </text:span><text:span text:style-name="T6">publikacja</text:span><text:span text:style-name="T8">.</text:span></text:p>
        </text:list-item>
        <text:list-item>
          <text:p text:style-name="P8"><text:span text:style-name="T8">Pracownik – konkretny pracownik odpowiada za dodawanie konkretnych </text:span><text:span text:style-name="T6">publikacji</text:span></text:p>
        </text:list-item>
        <text:list-item>
          <text:p text:style-name="P8"><text:span text:style-name="T8">Klient – użytkownik który ma prawo do czytania </text:span><text:span text:style-name="T6">publikacji</text:span><text:span text:style-name="T8">.</text:span></text:p>
        </text:list-item>
      </text:list>
      <text:p text:style-name="P24">Uwagi dotyczące tabel i normalizacji:</text:p>
      <text:list text:style-name="L3">
        <text:list-item>
          <text:p text:style-name="P9"><text:span text:style-name="T8">Encje </text:span><text:span text:style-name="T6">pracownik</text:span><text:span text:style-name="T8"> i </text:span><text:span text:style-name="T6">klient</text:span><text:span text:style-name="T8"> połączone w tabelę "konto" z uwagi na takie same atrybuty i potrzebę zjednoliconego logowania do bazy danych.</text:span></text:p>
        </text:list-item>
        <text:list-item>
          <text:p text:style-name="P11"><text:span text:style-name="T8">Pomiędzy encjami </text:span><text:span text:style-name="T6">publikacja</text:span><text:span text:style-name="T8"> i </text:span><text:span text:style-name="T6">język </text:span><text:span text:style-name="T8">została stworzona tabela pośrednicząca w celu usunięcia relacji wiele-do-wielu.</text:span></text:p>
        </text:list-item>
        <text:list-item>
          <text:p text:style-name="P11"><text:span text:style-name="T8">Pomiędzy encjami </text:span><text:span text:style-name="T6">klient</text:span><text:span text:style-name="T8"> (</text:span><text:span text:style-name="T6">konto</text:span><text:span text:style-name="T8">) i </text:span><text:span text:style-name="T6">publikacja </text:span><text:span text:style-name="T8">została stworzona tabela pośrednicząca posiadająca dane dotyczące daty otwarcia książki oraz ostatnio przeczytanej strony; </text:span><text:span text:style-name="T10">u</text:span><text:span text:style-name="T8">suwa również relacje wiele-do-wielu.</text:span></text:p>
        </text:list-item>
        <text:list-item>
          <text:p text:style-name="P16">Tabela "kategoria" posiada relacje jeden-do-jednego. Wydzielenie istnieje z uwagi na możliwość potrzeby określenia wielu kategorii dla pojedynczej publikacji w przyszłości.</text:p>
        </text:list-item>
        <text:list-item>
          <text:p text:style-name="P12"><text:span text:style-name="T8">Stworzony został widok zawierając</text:span><text:span text:style-name="T11">y</text:span><text:span text:style-name="T8"> wybrane publikacje, dostępne dla użytkowników bez konta, którzy sprawdzają działanie aplikacji.</text:span></text:p>
        </text:list-item>
      </text:list>
      <text:p text:style-name="P18"/>
      <text:p text:style-name="P26"><text:soft-page-break/><text:span text:style-name="T19">Planowane triggery na tabelach</text:span>:</text:p>
      <text:list xml:id="list4142572495" text:style-name="L4">
        <text:list-item>
          <text:p text:style-name="P20">ustawDatęDołączenia ("Użytkownicy") – <text:span text:style-name="T20">przed wstawieniem nowego użytkownika, jego data dołączenia jest automatycznie ustawiana na datę dzisiejszą.</text:span></text:p>
        </text:list-item>
        <text:list-item>
          <text:p text:style-name="P21">sprawdźUnikalnośćLoginu ("Użytkownicy") – kolumna "login" musi być unikatowa.</text:p>
        </text:list-item>
        <text:list-item>
          <text:p text:style-name="P21">sprawdźDatęWydania (<text:span text:style-name="T21">"</text:span>Publikacje<text:span text:style-name="T21">"</text:span>) – data wydania publikacji przez danego autora nie może być datą wcześniejszą, niż data jego urodzenia.</text:p>
        </text:list-item>
        <text:list-item>
          <text:p text:style-name="P22">sprawdźD<text:span text:style-name="T21">odanaPrzez</text:span> (<text:span text:style-name="T21">"</text:span>Publikacje<text:span text:style-name="T21">"</text:span>) – <text:span text:style-name="T21">osoba która dodała publikację musi mieć rodzaj użytkownika ustawiony jako "pracownik" lub "administrator".</text:span></text:p>
        </text:list-item>
        <text:list-item>
          <text:p text:style-name="P23">sprawdźDatęOtworzenia("Klienci_publikacje") – data otworzenia publikacji nie może wydarzyć się w przyszłości.</text:p>
        </text:list-item>
      </text:list>
      <text:p text:style-name="P25">Poziomy dostępu z poziomu bazy danych:</text:p>
      <text:list xml:id="list81012784771220" text:continue-numbering="true" text:style-name="L4">
        <text:list-item>
          <text:p text:style-name="P17">Logger – domyślny użytkownik używany w celu przelogowania użytkownika na poprawne konto. Posiada uprawnienia do stawiania zapytania SELECT na tabeli "konto".</text:p>
        </text:list-item>
        <text:list-item>
          <text:p text:style-name="P13"><text:span text:style-name="T8">Niezalogowany użytkownik – klient bez kon</text:span><text:span text:style-name="T13">ta</text:span><text:span text:style-name="T8"> ma uprawnienia do stawiania zapytania SELECT na </text:span><text:span text:style-name="T12">wcześniej utworzonym widoku </text:span><text:span text:style-name="T17">"</text:span><text:span text:style-name="T16">Publikacje_pokaz</text:span><text:span text:style-name="T17">"</text:span><text:span text:style-name="T12">.</text:span></text:p>
        </text:list-item>
        <text:list-item>
          <text:p text:style-name="P14"><text:span text:style-name="T12">Z</text:span><text:span text:style-name="T8">alogowany użytkownik – po udanym logowaniu, klient może stawiać zapytania SELECT dla tabel zawierających informacje potrzebne do filtrowania publikacji oraz wznawiania czytania. Posiada również uprawnienie UPDATE </text:span><text:span text:style-name="T15">oraz INSERT</text:span><text:span text:style-name="T8"> na tabeli zawierającej informacje odnośnie daty otwarcia i ostatnio przeczytanej strony.</text:span></text:p>
        </text:list-item>
        <text:list-item>
          <text:p text:style-name="P19">Pracownik – posiada uprawnienia do modyfikacji danych w tabelach za pomocą zapytań DELETE, INSERT, UPDATE, oraz stawianie zapytań SELECT.</text:p>
        </text:list-item>
        <text:list-item>
          <text:p text:style-name="P15"><text:span text:style-name="T8">Administrator – posiada uprawnienia do wszystkich zapytań SQL na stworzonej bazie danych, a także może tworzyć nowych użytkowników przy pomocy CREATE USER i nadawać uprawnienia </text:span><text:span text:style-name="T14">korzystać z GRANT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6T08:10:06.410324762</dc:date>
    <meta:editing-duration>PT14H41M38S</meta:editing-duration>
    <meta:editing-cycles>24</meta:editing-cycles>
    <meta:generator>LibreOffice/7.4.3.2$Linux_X86_64 LibreOffice_project/40$Build-2</meta:generator>
    <meta:document-statistic meta:table-count="0" meta:image-count="0" meta:object-count="0" meta:page-count="2" meta:paragraph-count="32" meta:word-count="546" meta:character-count="4262" meta:non-whitespace-character-count="3753"/>
  </office:meta>
</office:document-meta>
</file>